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Verdana CE', Verdana, sans-serif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2" style:family="paragraph" style:parent-style-name="Standard">
      <style:text-properties style:font-name="AbcGreen" fo:font-size="10pt" style:font-size-asian="10pt" style:font-size-complex="10pt"/>
    </style:style>
    <style:style style:name="P3" style:family="paragraph" style:parent-style-name="Standard">
      <style:text-properties style:font-name="AbcGreen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bcGreen" fo:font-size="10pt" fo:font-weight="bold" style:font-size-asian="10pt" style:font-weight-asian="bold" style:font-size-complex="10pt"/>
    </style:style>
    <style:style style:name="P5" style:family="paragraph" style:parent-style-name="Standard">
      <style:text-properties officeooo:paragraph-rsid="001027f9"/>
    </style:style>
    <style:style style:name="P6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officeooo:paragraph-rsid="001027f9"/>
    </style:style>
    <style:style style:name="P8" style:family="paragraph" style:parent-style-name="Text_20_body_20_indent">
      <style:text-properties style:font-name="AbcGreen" fo:font-size="10pt" style:font-size-asian="10pt"/>
    </style:style>
    <style:style style:name="P9" style:family="paragraph" style:parent-style-name="Standard">
      <style:text-properties style:font-name="AbcGree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11" style:family="paragraph" style:parent-style-name="Standard">
      <style:text-properties style:font-name="AbcGreen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bcGreen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style:font-name="AbcGreen" fo:font-size="10pt" officeooo:rsid="001027f9" officeooo:paragraph-rsid="001027f9" style:font-size-asian="10pt" style:font-size-complex="10pt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5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6" style:family="paragraph" style:parent-style-name="Text_20_body_20_indent">
      <style:text-properties style:font-name="AbcGreen" fo:font-size="10pt" style:font-size-asian="10pt"/>
    </style:style>
    <style:style style:name="P17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font-name="AbcGreen" fo:font-size="10pt" style:font-size-asian="10pt"/>
    </style:style>
    <style:style style:name="T2" style:family="text">
      <style:text-properties style:font-name="AbcGreen" fo:font-size="10pt" style:font-size-asian="10pt" style:font-size-complex="10pt"/>
    </style:style>
    <style:style style:name="T3" style:family="text">
      <style:text-properties style:font-name="AbcGreen" fo:font-size="10pt" officeooo:rsid="001027f9" style:font-size-asian="10pt" style:font-size-complex="10pt"/>
    </style:style>
    <style:style style:name="T4" style:family="text">
      <style:text-properties style:font-name="AbcGreen" fo:font-size="10pt" officeooo:rsid="0011fae5" style:font-size-asian="10pt" style:font-size-complex="10pt"/>
    </style:style>
    <style:style style:name="T5" style:family="text">
      <style:text-properties style:font-name="AbcGreen" fo:font-size="10pt" officeooo:rsid="001027f9" style:font-size-asian="10pt"/>
    </style:style>
    <style:style style:name="T6" style:family="text">
      <style:text-properties style:font-name="AbcGreen" fo:font-size="10pt" officeooo:rsid="0011fae5" style:font-size-asian="10pt"/>
    </style:style>
    <style:style style:name="T7" style:family="text">
      <style:text-properties style:font-name="AbcGreen" fo:font-size="10pt" officeooo:rsid="00129554" style:font-size-asian="10pt"/>
    </style:style>
    <style:style style:name="T8" style:family="text">
      <style:text-properties style:font-name="AbcGreen" fo:font-size="10pt" fo:font-weight="normal" style:font-size-asian="10pt" style:font-weight-asian="normal"/>
    </style:style>
    <style:style style:name="T9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10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AbcGreen" fo:font-size="10pt" fo:font-style="italic" officeooo:rsid="001027f9" style:font-size-asian="10pt" style:font-style-asian="italic" style:font-size-complex="10pt" style:font-style-complex="italic"/>
    </style:style>
    <style:style style:name="T12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rovací smlouva</text:p>
      <text:p text:style-name="P10">uzavřená podle § 2055 a násl. zák. č. 89/2012 Sb., občanský zákoník, ve znění pozdějších předpisů. </text:p>
      <text:p text:style-name="P1"/>
      <text:list xml:id="list2116350758127174773" text:style-name="WWNum1">
        <text:list-item>
          <text:list>
            <text:list-item>
              <text:h text:style-name="P15" text:outline-level="2"><text:span text:style-name="T8">Název strany:<text:tab/><text:tab/></text:span><text:span text:style-name="T1">Česká pirátská strana</text:span><text:span text:style-name="T8"><text:tab/></text:span></text:h>
            </text:list-item>
          </text:list>
        </text:list-item>
      </text:list>
      <text:p text:style-name="P2">Sídlo:<text:tab/><text:tab/><text:tab/>Řehořova 943/19, Praha 3 130 00<text:tab/></text:p>
      <text:p text:style-name="P7"><text:span text:style-name="T2">IČ: <text:tab/><text:tab/><text:tab/></text:span><text:span text:style-name="T3">71339698</text:span></text:p>
      <text:p text:style-name="P13">Zapsána:<text:tab/><text:tab/>v rejstříku stran a hnutí, Ministerstvo vnitra ČR, registrace č. MV-<text:tab/><text:tab/><text:tab/>39553-7/VS-2009</text:p>
      <text:p text:style-name="Standard"><text:span text:style-name="T2">Jednající:<text:tab/><text:tab/></text:span><text:span text:style-name="T3">Ing. Lukáš Černohorský, </text:span><text:span text:style-name="T2">předseda</text:span></text:p>
      <text:p text:style-name="Standard"><text:span text:style-name="T2">Číslo účtu:<text:tab/><text:tab/></text:span><text:span text:style-name="T3">2100048174/2010</text:span><text:span text:style-name="T2"> </text:span></text:p>
      <text:p text:style-name="Standard"><text:span text:style-name="T10">dále jen "</text:span><text:span text:style-name="T11">obdarovaný</text:span><text:span text:style-name="T10">"</text:span></text:p>
      <text:p text:style-name="P2"/>
      <text:p text:style-name="P2">a</text:p>
      <text:p text:style-name="P2"/>
      <text:p text:style-name="P5"><text:span text:style-name="T9">Název strany:<text:tab/> <text:s text:c="10"/></text:span><text:span text:style-name="T12">Strana zelených</text:span></text:p>
      <text:p text:style-name="P2">Sídlo: <text:tab/><text:tab/><text:tab/>Senovážné náměstí 994/2, 110 00 Praha 1</text:p>
      <text:p text:style-name="P2">IČ: <text:tab/><text:tab/><text:tab/>00409740</text:p>
      <text:p text:style-name="P2">Zapsána:<text:tab/><text:tab/>v rejstříku stran a hnutí, Ministerstvo vnitra ČR, registrace č. AVS/1-<text:tab/><text:tab/><text:tab/>260/90 </text:p>
      <text:p text:style-name="P2">Jednající:<text:tab/><text:tab/>Tomáš Průša, 3. místopředseda</text:p>
      <text:p text:style-name="Standard"><text:span text:style-name="T10">dále jen "</text:span><text:span text:style-name="T11">dárce</text:span><text:span text:style-name="T10">"</text:span></text:p>
      <text:p text:style-name="P2"/>
      <text:p text:style-name="Text_20_body_20_indent"><text:span text:style-name="T1">1. <text:s/>Dárce touto smlouvou daruje obdarovanému peněžitou částku ve výši </text:span><text:span text:style-name="T6">1</text:span><text:span text:style-name="T7">5 0</text:span><text:span text:style-name="T6">00</text:span><text:span text:style-name="T5"> Kč </text:span><text:span text:style-name="T1">s tím, že dar je účelově vázán na činnost obdarovaného podle jeho stanov ve smyslu zákona č. 424/1991 Sb., o sdružování v politických stranách a v politických hnutích. <text:line-break/>Dar je určen jako příjem organizační jednotky: Strana zelených a je účelově vázán na </text:span><text:span text:style-name="T5">Komunální</text:span><text:span text:style-name="T1"> kampaň spojenou s volbami ohlášenými na 10. – 11. 10. 2014 </text:span><text:span text:style-name="T5">ve městě </text:span><text:span text:style-name="T7">Olomouci</text:span></text:p>
      <text:p text:style-name="P8"/>
      <text:p text:style-name="P8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8"/>
      <text:p text:style-name="P8">3. V záměru jít příkladem v otevřenosti a transparentnosti veřejných institucí upozorňuje obdarovaný dárce, že hodlá zveřejňovat původ svých příjmů včetně této smlouvy, což dárce bere na vědomí a souhlasí s tím. </text:p>
      <text:p text:style-name="P8"/>
      <text:p text:style-name="Text_20_body_20_indent"><text:span text:style-name="T5">4</text:span><text:span text:style-name="T1">. Dárce je oprávněn na základě poskytnutého daru uplatnit postup dle zákona č. 586/1992 Sb., o daních z příjmů, dle kterého lze od základu daně odečíst hodnotu poskytnutého daru.</text:span></text:p>
      <text:p text:style-name="P8"/>
      <text:p text:style-name="Text_20_body_20_indent"><text:span text:style-name="T5">5</text:span><text:span text:style-name="T1">. Tato smlouva je vyhotovena ve </text:span><text:span text:style-name="T5">2</text:span><text:span text:style-name="T1"> stejnopisech, z nichž </text:span><text:span text:style-name="T5">jeden</text:span><text:span text:style-name="T1"> obdrží dárce a jeden obdarovaný.</text:span></text:p>
      <text:p text:style-name="P8"/>
      <text:p text:style-name="Text_20_body_20_indent"><text:span text:style-name="T5">6</text:span><text:span text:style-name="T1">. Smluvní strany prohlašují, že tuto smlouvu uzavírají ze své svobodné a vážné vůle.</text:span></text:p>
      <text:p text:style-name="P8"/>
      <text:p text:style-name="P6"/>
      <text:p text:style-name="Standard"><text:span text:style-name="T2">V Praze dne </text:span><text:span text:style-name="T4">07.08</text:span><text:span text:style-name="T3">.2014</text:span><text:span text:style-name="T2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Verdana CE', Verdana, sans-serif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Tobias </dc:creator>
    <meta:editing-cycles>3</meta:editing-cycles>
    <meta:print-date>2014-10-14T19:12:50.408677226</meta:print-date>
    <meta:creation-date>2014-10-14T18:54:18.594597719</meta:creation-date>
    <dc:date>2014-10-23T13:32:43.454195542</dc:date>
    <meta:editing-duration>PT5M38S</meta:editing-duration>
    <meta:generator>LibreOffice/4.2.6.3$Linux_X86_64 LibreOffice_project/420m0$Build-3</meta:generator>
    <meta:printed-by>Tobias </meta:printed-by>
    <meta:document-statistic meta:table-count="0" meta:image-count="0" meta:object-count="0" meta:page-count="1" meta:paragraph-count="24" meta:word-count="289" meta:character-count="2003" meta:non-whitespace-character-count="1599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